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6.8671568627451" calcext:value-type="float">
            <text:p>6.8671568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7.65049019607843" calcext:value-type="float">
            <text:p>7.6504901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8.68382352941176" calcext:value-type="float">
            <text:p>8.6838235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26.2338235294118" calcext:value-type="float">
            <text:p>26.2338235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48.3166666666667" calcext:value-type="float">
            <text:p>48.31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26.6333333333333" calcext:value-type="float">
            <text:p>26.6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40.4004901960784" calcext:value-type="float">
            <text:p>40.4004901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75.6833333333333" calcext:value-type="float">
            <text:p>75.68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1.0166666666667" calcext:value-type="float">
            <text:p>71.01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6.9176470588235" calcext:value-type="float">
            <text:p>86.9176470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94.5333333333333" calcext:value-type="float">
            <text:p>94.5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95.7676470588235" calcext:value-type="float">
            <text:p>95.7676470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94.95" calcext:value-type="float">
            <text:p>94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99.2882352941177" calcext:value-type="float">
            <text:p>99.28823529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686274509804" calcext:value-type="float">
            <text:p>99.968627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99.9196078431373" calcext:value-type="float">
            <text:p>99.9196078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99.968137254902" calcext:value-type="float">
            <text:p>99.9681372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99.871568627451" calcext:value-type="float">
            <text:p>99.8715686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357843137255" calcext:value-type="float">
            <text:p>99.93578431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99.8230392156863" calcext:value-type="float">
            <text:p>99.8230392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99.871568627451" calcext:value-type="float">
            <text:p>99.8715686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99.8392156862745" calcext:value-type="float">
            <text:p>99.83921568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39705882353" calcext:value-type="float">
            <text:p>99.83970588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99.8387254901961" calcext:value-type="float">
            <text:p>99.83872549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99.8083333333334" calcext:value-type="float">
            <text:p>99.808333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99.8387254901961" calcext:value-type="float">
            <text:p>99.8387254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09:58:51.336016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09:59:07.695566604</dc:date>
    <meta:editing-duration>PT8M23S</meta:editing-duration>
    <meta:editing-cycles>7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671568627451">
                <text:p>6.8671568627451</text:p>
              </table:table-cell>
              <table:table-cell office:value-type="float" office:value="6.25">
                <text:p>6.25</text:p>
              </table:table-cell>
              <table:table-cell office:value-type="float" office:value="7.65049019607843">
                <text:p>7.65049019607843</text:p>
              </table:table-cell>
              <table:table-cell office:value-type="float" office:value="8.68382352941176">
                <text:p>8.683823529411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2338235294118">
                <text:p>26.23382352941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40.4004901960784">
                <text:p>40.40049019607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55">
                <text:p>70.55</text:p>
              </table:table-cell>
              <table:table-cell office:value-type="float" office:value="75.6833333333333">
                <text:p>75.6833333333333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86.9176470588235">
                <text:p>86.91764705882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4.5333333333333">
                <text:p>94.5333333333333</text:p>
              </table:table-cell>
              <table:table-cell office:value-type="float" office:value="95.7676470588235">
                <text:p>95.7676470588235</text:p>
              </table:table-cell>
              <table:table-cell office:value-type="float" office:value="94.95">
                <text:p>94.95</text:p>
              </table:table-cell>
              <table:table-cell office:value-type="float" office:value="99.2882352941177">
                <text:p>99.28823529411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9.9686274509804">
                <text:p>99.9686274509804</text:p>
              </table:table-cell>
              <table:table-cell office:value-type="float" office:value="99.9196078431373">
                <text:p>99.9196078431373</text:p>
              </table:table-cell>
              <table:table-cell office:value-type="float" office:value="99.968137254902">
                <text:p>99.968137254902</text:p>
              </table:table-cell>
              <table:table-cell office:value-type="float" office:value="99.871568627451">
                <text:p>99.8715686274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9.9357843137255">
                <text:p>99.9357843137255</text:p>
              </table:table-cell>
              <table:table-cell office:value-type="float" office:value="99.8230392156863">
                <text:p>99.8230392156863</text:p>
              </table:table-cell>
              <table:table-cell office:value-type="float" office:value="99.871568627451">
                <text:p>99.871568627451</text:p>
              </table:table-cell>
              <table:table-cell office:value-type="float" office:value="99.8392156862745">
                <text:p>99.83921568627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.839705882353">
                <text:p>99.839705882353</text:p>
              </table:table-cell>
              <table:table-cell office:value-type="float" office:value="99.8387254901961">
                <text:p>99.8387254901961</text:p>
              </table:table-cell>
              <table:table-cell office:value-type="float" office:value="99.8083333333334">
                <text:p>99.8083333333334</text:p>
              </table:table-cell>
              <table:table-cell office:value-type="float" office:value="99.8387254901961">
                <text:p>99.8387254901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408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8671568627451">
                <text:p>6.8671568627451</text:p>
              </table:table-cell>
              <table:table-cell office:value-type="float" office:value="6.25">
                <text:p>6.25</text:p>
              </table:table-cell>
              <table:table-cell office:value-type="float" office:value="7.65049019607843">
                <text:p>7.65049019607843</text:p>
              </table:table-cell>
              <table:table-cell office:value-type="float" office:value="1">
                <text:p>1</text:p>
              </table:table-cell>
              <table:table-cell office:value-type="float" office:value="8.68382352941176">
                <text:p>8.683823529411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2338235294118">
                <text:p>26.23382352941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2">
                <text:p>2</text:p>
              </table:table-cell>
              <table:table-cell office:value-type="float" office:value="40.4004901960784">
                <text:p>40.40049019607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55">
                <text:p>70.55</text:p>
              </table:table-cell>
              <table:table-cell office:value-type="float" office:value="75.6833333333333">
                <text:p>75.6833333333333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3">
                <text:p>3</text:p>
              </table:table-cell>
              <table:table-cell office:value-type="float" office:value="86.9176470588235">
                <text:p>86.9176470588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